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3" style:list-style-name="L1" style:master-page-name="">
      <loext:graphic-properties draw:fill="none"/>
      <style:paragraph-properties fo:margin-left="0cm" fo:margin-right="0cm" fo:margin-top="0.247cm" fo:margin-bottom="0.212cm" style:contextual-spacing="false" fo:text-indent="0cm" style:auto-text-indent="false" style:page-number="auto" fo:background-color="transparent"/>
      <style:text-properties officeooo:paragraph-rsid="0016e74a"/>
    </style:style>
    <style:style style:name="P3" style:family="paragraph" style:parent-style-name="Text_20_body">
      <style:text-properties officeooo:paragraph-rsid="0016e74a"/>
    </style:style>
    <style:style style:name="P4" style:family="paragraph" style:parent-style-name="Heading_20_3" style:list-style-name="L2" style:master-page-name="">
      <loext:graphic-properties draw:fill="none"/>
      <style:paragraph-properties fo:margin-left="0cm" fo:margin-right="0cm" fo:margin-top="0.247cm" fo:margin-bottom="0.212cm" style:contextual-spacing="false" fo:text-indent="0cm" style:auto-text-indent="false" style:page-number="auto" fo:background-color="transparent" fo:keep-with-next="always"/>
      <style:text-properties style:text-underline-style="solid" style:text-underline-width="auto" style:text-underline-color="font-color"/>
    </style:style>
    <style:style style:name="P5" style:family="paragraph" style:parent-style-name="Heading_20_3"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padding="0.049cm" fo:border="0.06pt solid #000000"/>
      <style:text-properties officeooo:paragraph-rsid="00155256"/>
    </style:style>
    <style:style style:name="P7" style:family="paragraph" style:parent-style-name="Standard">
      <style:text-properties officeooo:paragraph-rsid="00155256"/>
    </style:style>
    <style:style style:name="P8" style:family="paragraph" style:parent-style-name="Text_20_body">
      <style:text-properties officeooo:paragraph-rsid="00155256"/>
    </style:style>
    <style:style style:name="P9" style:family="paragraph" style:parent-style-name="Heading_20_4">
      <style:text-properties officeooo:paragraph-rsid="00155256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Heading_20_3">
      <style:paragraph-properties fo:break-before="page"/>
    </style:style>
    <style:style style:name="P1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000000" style:writing-mode="lr-tb"/>
    </style:style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T1" style:family="text">
      <style:text-properties style:text-underline-style="solid" style:text-underline-width="auto" style:text-underline-color="font-color" officeooo:rsid="00155256"/>
    </style:style>
    <style:style style:name="T2" style:family="text">
      <style:text-properties officeooo:rsid="00155256"/>
    </style:style>
    <style:style style:name="T3" style:family="text">
      <style:text-properties officeooo:rsid="0016e74a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figuration de Direwolf</text:h>
      <text:p text:style-name="Standard"/>
      <text:list text:style-name="L1">
        <text:list-item>
          <text:list>
            <text:list-item>
              <text:list>
                <text:list-header>
                  <text:h text:style-name="P2" text:outline-level="3"><text:span text:style-name="T1">Qu’est-ce que Direwolf</text:span><text:span text:style-name="T2"> </text:span></text:h>
                </text:list-header>
              </text:list>
            </text:list-item>
          </text:list>
        </text:list-item>
      </text:list>
      <text:p text:style-name="P3"/>
      <text:p text:style-name="Text_20_body"><text:span text:style-name="Strong_20_Emphasis">Direwolf</text:span> est un <text:span text:style-name="Strong_20_Emphasis">TNC logiciel</text:span> (Terminal Node Controller) pour <text:span text:style-name="Strong_20_Emphasis">packet radio</text:span>, principalement utilisé pour l’<text:span text:style-name="Strong_20_Emphasis">APRS</text:span> (Automatic Packet Reporting System). Il est écrit en C et fonctionne sous <text:span text:style-name="Strong_20_Emphasis">Linux</text:span>, <text:span text:style-name="Strong_20_Emphasis">Windows</text:span> et <text:span text:style-name="Strong_20_Emphasis">macOS</text:span>.</text:p>
      <text:p text:style-name="Text_20_body">C’est une alternative moderne aux TNC matériels, il transforme un <text:span text:style-name="Strong_20_Emphasis">signal audio analogique (AX.25)</text:span> en paquets numériques, et inversement, en utilisant <text:span text:style-name="Strong_20_Emphasis">uniquement une carte son ou un</text:span><text:span text:style-name="Strong_20_Emphasis"><text:span text:style-name="T3">e clé</text:span></text:span><text:span text:style-name="Strong_20_Emphasis"> SDR</text:span>.</text:p>
      <text:list text:style-name="L2">
        <text:list-item>
          <text:list>
            <text:list-item>
              <text:list>
                <text:list-header>
                  <text:h text:style-name="P4" text:outline-level="3">Matériel nécessaire</text:h>
                </text:list-header>
              </text:list>
            </text:list-item>
          </text:list>
        </text:list-item>
      </text:list>
      <text:p text:style-name="Standard">Un récepteur : <text:span text:style-name="T3">une clé SDR</text:span></text:p>
      <text:p text:style-name="Standard"/>
      <text:h text:style-name="P5" text:outline-level="3">Exemple de configuration</text:h>
      <text:p text:style-name="Standard"/>
      <text:p text:style-name="Standard">Cette ligne est utile lorsqu’on utilise une clé SDR <text:span text:style-name="Strong_20_Emphasis">comme source audio directe</text:span> pour <text:span text:style-name="Source_20_Text">direwolf</text:span>, sans passer par une carte son physique. Cela permet de faire de la réception APRS.</text:p>
      <text:p text:style-name="Standard"/>
      <text:p text:style-name="P6">DWCMD="bash -c 'rtl_fm -f 144.80M - | direwolf -c sdr.conf -r 24000 -X 1 -D 1 -'"</text:p>
      <text:p text:style-name="P7"/>
      <text:p text:style-name="P8">Il s'agit d'une variable shell (<text:span text:style-name="Source_20_Text"><text:span text:style-name="T4">DWCMD</text:span></text:span>) contenant une <text:span text:style-name="Strong_20_Emphasis">commande composée</text:span> qui utilise un récepteur SDR (Software Defined Radio) avec <text:span text:style-name="Strong_20_Emphasis"><text:span text:style-name="Source_20_Text">rtl_fm</text:span></text:span>, et <text:span text:style-name="Strong_20_Emphasis"><text:span text:style-name="Source_20_Text">direwolf</text:span></text:span>, un TNC logiciel utilisé pour le trafic APRS ou packet radio.</text:p>
      <text:h text:style-name="P9" text:outline-level="4"><text:span text:style-name="Source_20_Text">DWCMD="..."</text:span></text:h>
      <text:list text:style-name="L3">
        <text:list-item>
          <text:p text:style-name="P10">Définit une <text:span text:style-name="Strong_20_Emphasis">variable d’environnement</text:span> appelée <text:span text:style-name="Source_20_Text">DWCMD</text:span>. Direwolf utilise cette variable quand on lui demande de démarrer avec une commande personnalisée (ex : en mode SDR ou pour lancer automatiquement un flux audio).</text:p>
        </text:list-item>
      </text:list>
      <text:p text:style-name="Horizontal_20_Line"/>
      <text:h text:style-name="Heading_20_4" text:outline-level="4"><text:span text:style-name="Source_20_Text">bash -c '...'</text:span></text:h>
      <text:list text:style-name="L4">
        <text:list-item>
          <text:p text:style-name="P11">Lance un <text:span text:style-name="Strong_20_Emphasis">shell Bash</text:span> qui exécute la commande entre guillemets. Cela permet d'exécuter une commande composée (avec pipe <text:span text:style-name="Source_20_Text">|</text:span>) dans un environnement shell.</text:p>
        </text:list-item>
      </text:list>
      <text:p text:style-name="Horizontal_20_Line"/>
      <text:h text:style-name="Heading_20_3" text:outline-level="3"/>
      <text:h text:style-name="P12" text:outline-level="3">À l’intérieur de la commande Bash :</text:h>
      <text:p text:style-name="Preformatted_20_Text"/>
      <text:p text:style-name="P13"><text:span text:style-name="Source_20_Text">rtl_fm -f 144.80M -</text:span></text:p>
      <text:list text:style-name="L5">
        <text:list-item>
          <text:p text:style-name="P14"><text:span text:style-name="Source_20_Text">rtl_fm</text:span> est un outil pour recevoir de l'audio depuis une clé SDR </text:p>
        </text:list-item>
        <text:list-item>
          <text:p text:style-name="P14"><text:span text:style-name="Source_20_Text">-f 144.80M</text:span> : fréquence d’écoute → ici <text:span text:style-name="Strong_20_Emphasis">144.80 MHz</text:span>, la fréquence APRS VHF en Europe.</text:p>
        </text:list-item>
        <text:list-item>
          <text:p text:style-name="P14"><text:span text:style-name="Source_20_Text">-</text:span> à la fin : signifie que la sortie audio se fait vers la <text:span text:style-name="Strong_20_Emphasis">sortie standard</text:span> (<text:span text:style-name="Source_20_Text">stdout</text:span>), et non vers un fichier.</text:p>
        </text:list-item>
      </text:list>
      <text:p text:style-name="Horizontal_20_Line"/>
      <text:p text:style-name="Preformatted_20_Text"/>
      <text:p text:style-name="P13"><text:span text:style-name="Source_20_Text">| direwolf -c sdr.conf -r 24000 -X 1 -D 1 -</text:span></text:p>
      <text:list text:style-name="L6">
        <text:list-item>
          <text:p text:style-name="P15"><text:span text:style-name="Source_20_Text">|</text:span> : le pipe envoie la sortie audio brute de <text:span text:style-name="Source_20_Text">rtl_fm</text:span> directement à <text:span text:style-name="Source_20_Text">direwolf</text:span>.</text:p>
        </text:list-item>
        <text:list-item>
          <text:p text:style-name="P15"><text:span text:style-name="Source_20_Text">direwolf</text:span> : décode le signal audio reçu.</text:p>
        </text:list-item>
        <text:list-item>
          <text:p text:style-name="P15"><text:span text:style-name="Source_20_Text">-c sdr.conf</text:span> : utilise le fichier de configuration <text:span text:style-name="Source_20_Text">sdr.conf</text:span>.</text:p>
        </text:list-item>
        <text:list-item>
          <text:p text:style-name="P15"><text:span text:style-name="Source_20_Text">-r 24000</text:span> : indique que l’échantillonnage audio est à <text:span text:style-name="Strong_20_Emphasis">24 kHz</text:span> (ce que <text:span text:style-name="Source_20_Text">rtl_fm</text:span> produit par défaut ).</text:p>
        </text:list-item>
        <text:list-item>
          <text:p text:style-name="P15"><text:span text:style-name="Source_20_Text">-X 1</text:span> : active le <text:span text:style-name="Strong_20_Emphasis">mode monobit</text:span> (pour signaux très faibles ). Cela peut améliorer la réception dans certains cas.</text:p>
        </text:list-item>
        <text:list-item>
          <text:p text:style-name="P15"><text:span text:style-name="Source_20_Text">-D 1</text:span> : réduit les messages de log (niveau de verbosité).</text:p>
        </text:list-item>
        <text:list-item>
          <text:p text:style-name="P15"><text:span text:style-name="Source_20_Text">-</text:span> : signifie que l’entrée audio vient de l’entrée standard (<text:span text:style-name="Source_20_Text">stdin</text:span>) — c’est ici que <text:span text:style-name="Source_20_Text">rtl_fm</text:span> envoie l’audio.</text:p>
        </text:list-item>
      </text:list>
      <text:p text:style-name="Horizontal_20_Line"/>
      <text:h text:style-name="Heading_20_3" text:outline-level="3">Résumé global</text:h>
      <text:p text:style-name="Text_20_body">Cette ligne :</text:p>
      <text:list text:style-name="L7">
        <text:list-item>
          <text:p text:style-name="P16">Lance <text:span text:style-name="Source_20_Text">rtl_fm</text:span> pour écouter à 144.80 MHz.</text:p>
        </text:list-item>
        <text:list-item>
          <text:p text:style-name="P16">Envoie directement l’audio à <text:span text:style-name="Source_20_Text">direwolf</text:span>.</text:p>
        </text:list-item>
        <text:list-item>
          <text:p text:style-name="P16"><text:span text:style-name="Source_20_Text">direwolf</text:span> décode les trames APRS avec la configuration spécifiée.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MIER Philippe</meta:initial-creator>
    <meta:creation-date>2025-06-04T13:44:34.989268661</meta:creation-date>
    <dc:date>2025-06-04T14:04:21.689657438</dc:date>
    <dc:creator>SIMIER Philippe</dc:creator>
    <meta:editing-duration>PT9M11S</meta:editing-duration>
    <meta:editing-cycles>1</meta:editing-cycles>
    <meta:document-statistic meta:table-count="0" meta:image-count="0" meta:object-count="0" meta:page-count="2" meta:paragraph-count="32" meta:word-count="425" meta:character-count="2445" meta:non-whitespace-character-count="2065"/>
    <meta:generator>LibreOffice/24.8.5.2$Linux_X86_64 LibreOffice_project/480$Build-2</meta:generator>
  </office:meta>
</office:document-meta>
</file>